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ill Gates</text:title></text:p>
      <text:p text:style-name="OrgTitle"/>
      <text:p text:style-name="OrgSubtitle"><text:initial-creator>cofeek</text:initial-creator></text:p>
      <text:p text:style-name="OrgSubtitle"/>
      <text:p text:style-name="Text_20_body">I would like to tell you about Bill Gates.
</text:p>
      <text:p text:style-name="Text_20_body">Born on October 28, 1955, in Seattle, Washington, Bill Gates showed early interest in computers and programming.
</text:p>
      <text:p text:style-name="Text_20_body">Alongside Paul Allen, he founded Microsoft in 1975, initially focusing on developing software for personal computers.
</text:p>
      <text:p text:style-name="Text_20_body">The launch of MS-DOS and Windows operating systems revolutionized the computing industry, making PCs accessible to millions worldwide.
</text:p>
      <text:p text:style-name="Text_20_body">Gates as a leader transformed Microsoft into one of the largest and most influential tech companies in the world.
</text:p>
      <text:p text:style-name="Text_20_body">His vision for personal computing led to the development of the IBM PC, setting a new standard for desktop computers.
</text:p>
      <text:p text:style-name="Text_20_body">Gates was instrumental in the growth of the software industry, advocating for open standards and interoperability.
</text:p>
      <text:p text:style-name="Text_20_body">Despite stepping down as CEO in 2000, he remained active in strategic roles within Microsoft until 2008.
</text:p>
      <text:p text:style-name="Text_20_body">Through the Bill &amp; Melinda Gates Foundation, Gates has dedicated significant resources to global health, education, and poverty alleviation.
</text:p>
      <text:p text:style-name="Text_20_body">He has been recognized for his philanthropic efforts, including being named Time magazine's Person of the Year in 1997.
</text:p>
      <text:p text:style-name="Text_20_body">Gates' commitment to innovation extends beyond Microsoft; he has invested in numerous startups and technologies aimed at solving global challenges.
</text:p>
      <text:p text:style-name="Text_20_body">His book "The Road Ahead" (1995) predicted the internet's transformative potential, highlighting its impact on society and business.
</text:p>
      <text:p text:style-name="Text_20_body">Gates has faced criticism over antitrust issues during Microsoft's dominance but has also been praised for his contributions to technological advancement.
</text:p>
      <text:p text:style-name="Text_20_body">He continues to influence the tech industry through his investments and advocacy for sustainable and equitable solutions.
</text:p>
      <text:p text:style-name="Text_20_body">Gates' legacy includes not just his entrepreneurial success but also his dedication to using wealth for public good.
</text:p>
      <text:p text:style-name="Text_20_body">As a leading figure in the tech world, Gates remains a symbol of innovation, philanthropy, and the power of individual initiative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ofeek</dc:creator>
    <meta:initial-creator>cofeek</meta:initial-creator>
    <dc:date>2024-05-16T21:01:34</dc:date>
    <meta:creation-date>2024-05-16T21:01:34</meta:creation-date>
    <meta:generator>Emacs 29.3 (Org mode 9.6.15)</meta:generator>
    <meta:keyword/>
    <dc:subject/>
    <dc:title>Bill Gates</dc:title>
  </office:meta>
</office:document-meta>
</file>